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4205" officeooo:paragraph-rsid="000b4205"/>
    </style:style>
    <style:style style:name="P2" style:family="paragraph" style:parent-style-name="Standard">
      <style:text-properties officeooo:rsid="000c551e" officeooo:paragraph-rsid="000c551e"/>
    </style:style>
    <style:style style:name="P3" style:family="paragraph" style:parent-style-name="Standard">
      <style:text-properties fo:font-weight="bold" officeooo:rsid="000c551e" officeooo:paragraph-rsid="000c551e" style:font-weight-asian="bold" style:font-weight-complex="bold"/>
    </style:style>
    <style:style style:name="P4" style:family="paragraph" style:parent-style-name="Standard">
      <style:text-properties fo:font-weight="normal" officeooo:rsid="000c551e" officeooo:paragraph-rsid="000c551e" style:font-weight-asian="normal" style:font-weight-complex="normal"/>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a esta nueva lección donde veremos un nuevo teorema, que realmente nunca enseñan en la escuela pero es muy interesante ademas de útil, ya que este teorema nos da información sobre la raíces de una ecuación cuadrática sin necesidad de resolverla, se llama teorema de Vieta, y es el siguiente:</text:p>
      <text:p text:style-name="P1"><text:tab/><text:tab/><text:tab/>si x1 y x2 son raices de la ecuación </text:p>
      <text:p text:style-name="P1"><text:tab/><text:tab/><text:tab/><text:tab/>ax<text:span text:style-name="T1">2</text:span><text:span text:style-name="T2">+bx+c=0</text:span></text:p>
      <text:p text:style-name="P1"><text:span text:style-name="T2">entonces </text:span></text:p>
      <text:p text:style-name="P1"><text:span text:style-name="T2"/></text:p>
      <text:p text:style-name="P1"><text:span text:style-name="T2"><text:tab/><text:tab/><text:tab/><text:tab/><text:tab/>x1+x2=-b/a</text:span></text:p>
      <text:p text:style-name="P1"><text:span text:style-name="T2"><text:tab/><text:tab/><text:tab/><text:tab/><text:tab/>x1x2=c/a</text:span></text:p>
      <text:p text:style-name="P2"><text:span text:style-name="T2">si recordamos la formula general de las ecuaciones cuadráticas, podremos demostrar este teorema sin ningún problema, </text:span></text:p>
      <text:p text:style-name="P2"><text:span text:style-name="T2"/></text:p>
      <text:p text:style-name="P3"><text:span text:style-name="T2">NOTA LA DEMOSTRACIÓN ES UN TANTO COMPLICADA DE ESCRIBIR EN ESTE FORMATO ASÍ QUE NO LA PONDRÉ </text:span></text:p>
      <text:p text:style-name="P3"><text:span text:style-name="T2"/></text:p>
      <text:p text:style-name="P4"><text:span text:style-name="T2">entonces para que nos serviría saber esto, vamos a ver algunos ejemplos muy sencillos</text:span></text:p>
      <text:p text:style-name="P4"><text:span text:style-name="T2"/></text:p>
      <text:p text:style-name="P3"><text:span text:style-name="T2">UTILIZAR LOS EJEMPLOS DE LA PAGINA 152 </text:span></text:p>
      <text:p text:style-name="P3"><text:span text:style-name="T2"/></text:p>
      <text:p text:style-name="P4"><text:span text:style-name="T2">como veras no es necesario resolver las raíces de una ecuación para poder trabajar con el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17:05:54.983000000</meta:creation-date>
    <dc:date>2019-06-20T17:35:17.230000000</dc:date>
    <meta:editing-duration>PT19M12S</meta:editing-duration>
    <meta:editing-cycles>1</meta:editing-cycles>
    <meta:document-statistic meta:table-count="0" meta:image-count="0" meta:object-count="0" meta:page-count="1" meta:paragraph-count="11" meta:word-count="136" meta:character-count="827" meta:non-whitespace-character-count="680"/>
    <meta:generator>LibreOffice/6.1.1.2$Windows_X86_64 LibreOffice_project/5d19a1bfa650b796764388cd8b33a5af1f5baa1b</meta:generator>
  </office:meta>
</office:document-meta>
</file>